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Nimbus Roman No9 L1" svg:font-family="'Nimbus Roman No9 L'"/>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Dally_r, Gau_a, Renaut_y, Rouane_k, Sundas_c, Yurdus_y</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Rapport Zia HTTP Server</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tab/><text:tab/><text:tab/><text:tab/><text:tab/><text:tab/><text:tab/><text:tab/><text:tab/><text:tab/><text:tab/><text:tab/>Annee 2009</text:p>
      <text:p text:style-name="Preformatted_20_Text"><text:soft-page-break/>Sommaire</text:p>
      <text:p text:style-name="Preformatted_20_Text"/>
      <text:p text:style-name="Preformatted_20_Text"/>
      <text:p text:style-name="Preformatted_20_Text"/>
      <text:p text:style-name="Preformatted_20_Text">Introduction</text:p>
      <text:p text:style-name="Preformatted_20_Text"><text:tab/>contexte</text:p>
      <text:p text:style-name="Preformatted_20_Text"><text:tab/>historique</text:p>
      <text:p text:style-name="Preformatted_20_Text"/>
      <text:p text:style-name="Preformatted_20_Text">Description</text:p>
      <text:p text:style-name="Preformatted_20_Text"><text:tab/>objectifs</text:p>
      <text:p text:style-name="Preformatted_20_Text"><text:tab/>fonctions</text:p>
      <text:p text:style-name="Preformatted_20_Text"><text:tab/>criteres d'acceptabilite</text:p>
      <text:p text:style-name="Preformatted_20_Text"/>
      <text:p text:style-name="Preformatted_20_Text">Contraintes</text:p>
      <text:p text:style-name="Preformatted_20_Text"><text:tab/>couts</text:p>
      <text:p text:style-name="Preformatted_20_Text"><text:tab/>delais</text:p>
      <text:p text:style-name="Preformatted_20_Text"/>
      <text:p text:style-name="Preformatted_20_Text">Deroulement du projet</text:p>
      <text:p text:style-name="Preformatted_20_Text"><text:tab/>planification</text:p>
      <text:p text:style-name="Preformatted_20_Text"><text:tab/>ressource</text:p>
      <text:p text:style-name="Preformatted_20_Text"/>
      <text:p text:style-name="Preformatted_20_Text">API</text:p>
      <text:p text:style-name="Preformatted_20_Text"><text:tab/>Qu'est ce qu'une API?</text:p>
      <text:p text:style-name="Preformatted_20_Text"><text:tab/>Le role de l'API</text:p>
      <text:p text:style-name="Preformatted_20_Text"><text:tab/>Le fonctionnement de l'API</text:p>
      <text:p text:style-name="Preformatted_20_Text"/>
      <text:p text:style-name="Preformatted_20_Text"/>
      <text:p text:style-name="Preformatted_20_Text"/>
      <text:p text:style-name="P1">Introduction</text:p>
      <text:p text:style-name="Preformatted_20_Text"/>
      <text:p text:style-name="Preformatted_20_Text">1 – contexte</text:p>
      <text:p text:style-name="Preformatted_20_Text"><text:tab/>Ce prjet, Zia, est le projet le plus important de la 3e annee a l'Epitech car il permet d'assimiler toutes les notions de c++ apprise au cours de l'annee mais egalement d'apprendre a travailler en equipe sur un projet de cette envergure afin d'etre pret pour une future integration dans le milieu proffessionnel.</text:p>
      <text:p text:style-name="Preformatted_20_Text"/>
      <text:p text:style-name="Preformatted_20_Text"><text:tab/>Le but de ce projet est de recoder un server apache, extremement rependu (voir meme le plus rependu) dans le monde du web</text:p>
      <text:p text:style-name="Preformatted_20_Text"/>
      <text:p text:style-name="Preformatted_20_Text">2 – historique</text:p>
      <text:p text:style-name="Preformatted_20_Text"><text:tab/>Ce projet a toujours fait partit de la 3e annee d'etude a l'Epitech. De par sa taille, sa difficulte, ce prjet correspond a l'aboutissement de la 3e annee.</text:p>
      <text:p text:style-name="Preformatted_20_Text"/>
      <text:p text:style-name="Preformatted_20_Text"/>
      <text:p text:style-name="Preformatted_20_Text">Description</text:p>
      <text:p text:style-name="Preformatted_20_Text"/>
      <text:p text:style-name="Preformatted_20_Text">1 – objectifs</text:p>
      <text:p text:style-name="Preformatted_20_Text"><text:tab/>Le but du projet est de recoder un server web s'appuyant essentiellement sur une API qui a pour role d'executer des requettes HTTP via un navigateur web ou browser web, ce qui correspond en fait a un client HTTP. Ce serveur devra avant tout etre conforme au protocle HTTP (norme rfc 2616) mais aussi etre capable d'accepter des modules facilitant l'ajout de langauges tels que le Perl, le Python, le PHP... </text:p>
      <text:p text:style-name="Preformatted_20_Text"/>
      <text:p text:style-name="Preformatted_20_Text">2 – fonctionnalites</text:p>
      <text:p text:style-name="Preformatted_20_Text"><text:tab/>Le serveur sera tres modulaire grace a une API faite en commun avec l'ensemble de la promotion, elle permettra d'ajouter des fonctionnalites supplementaires sous forme de module tels que Perl, Python, PHP. Ces modules permettrons de decrypter le language et par la suite de le traiter.</text:p>
      <text:p text:style-name="Preformatted_20_Text"/>
      <text:p text:style-name="Preformatted_20_Text">3 - criteres d'acceptabilite</text:p>
      <text:p text:style-name="Preformatted_20_Text"><text:tab/>L'acceptation du produit ne pourra se faire uniquement si le prooduit final est modulaire et qu'il puisse traiter les commandes du protocle HTTP a savoir l'envoi et la recetion de ces requetes, et ceci tout en respectant la norme rfc 2616</text:p>
      <text:p text:style-name="Preformatted_20_Text"/>
      <text:p text:style-name="Preformatted_20_Text"/>
      <text:p text:style-name="Preformatted_20_Text">Contraintes</text:p>
      <text:p text:style-name="Preformatted_20_Text"/>
      <text:p text:style-name="Preformatted_20_Text">1 - couts</text:p>
      <text:p text:style-name="Preformatted_20_Text"><text:tab/>Aucun cout n'est a prevoir pour ce projet.</text:p>
      <text:p text:style-name="Preformatted_20_Text"/>
      <text:p text:style-name="Preformatted_20_Text">2 - delais</text:p>
      <text:p text:style-name="Preformatted_20_Text"><text:tab/>Le produit doit etre livre pour fin septembre 2009. Ce qui presente donc 2 mois de travail.</text:p>
      <text:p text:style-name="Preformatted_20_Text"/>
      <text:p text:style-name="Preformatted_20_Text"/>
      <text:p text:style-name="Preformatted_20_Text">Deroulement du projet</text:p>
      <text:p text:style-name="Preformatted_20_Text"/>
      <text:p text:style-name="Preformatted_20_Text">1 - planification</text:p>
      <text:p text:style-name="Preformatted_20_Text"><text:tab/>Les deux premieres semaines ne seront dediees uniquement a la concetion afin de bien cerner le probleme. Les deux semaines suivantes seront dediees a la creation du serveur et le parseur HTTP. Viendra en suite la creation de l'API et de ses modules.</text:p>
      <text:p text:style-name="Preformatted_20_Text"/>
      <text:p text:style-name="Preformatted_20_Text">2 – ressources</text:p>
      <text:p text:style-name="Preformatted_20_Text"><text:tab/>Le groupe de projet est compose de 6 personnes nous avons egalement a notre disposition les ordinateurs necessaires au developpement du serveur. Les ordinateurs sont des DC7900 de chez Hewlett Packard.</text:p>
      <text:p text:style-name="Preformatted_20_Text"/>
      <text:p text:style-name="Preformatted_20_Text"/>
      <text:p text:style-name="Preformatted_20_Text"/>
      <text:p text:style-name="Preformatted_20_Text"/>
      <text:p text:style-name="Preformatted_20_Text"><text:soft-page-break/>API</text:p>
      <text:p text:style-name="Preformatted_20_Text"/>
      <text:p text:style-name="Preformatted_20_Text">1 – Qu'est ce qu'une API?</text:p>
      <text:p text:style-name="Preformatted_20_Text"/>
      <text:p text:style-name="Preformatted_20_Text"><text:tab/>Une interface de programmation (Application Programming Interface ou API) est un ensemble de fonctions, procédures ou classes mises à disposition des programmes informatiques par une bibliothèque logicielle, un système d'exploitation ou un service. La connaissance des API est indispensable à l'interopérabilité entre les composants logiciels.</text:p>
      <text:p text:style-name="Preformatted_20_Text"/>
      <text:p text:style-name="Preformatted_20_Text"/>
      <text:p text:style-name="Preformatted_20_Text">2 – Le role de l'API</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1" svg:font-family="'Nimbus Roman No9 L'"/>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Nimbus Roman No9 L1" fo:font-size="10pt" style:font-name-asian="DejaVu Sans Mono"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9-04T18:03:57</dc:date>
    <meta:generator>OpenOffice.org/3.0$Linux OpenOffice.org_project/300m15$Build-9379</meta:generator>
    <meta:editing-duration>PT01H30M26S</meta:editing-duration>
    <meta:editing-cycles>3</meta:editing-cycles>
    <meta:document-statistic meta:table-count="0" meta:image-count="0" meta:object-count="0" meta:page-count="4" meta:paragraph-count="48" meta:word-count="495" meta:character-count="3027"/>
    <meta:user-defined meta:name="Info 1"/>
    <meta:user-defined meta:name="Info 2"/>
    <meta:user-defined meta:name="Info 3"/>
    <meta:user-defined meta:name="Info 4"/>
  </office:meta>
</office:document-meta>
</file>